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Walks on Water</text:p>
      <text:h text:style-name="Heading_20_2" text:outline-level="2">0 Introduction</text:h>
      <text:h text:style-name="Heading_20_3" text:outline-level="3">0.1 Key Idea</text:h>
      <text:p text:style-name="First_20_paragraph">The story of Jesus walking on water teaches us that Jesus has all power of nature and creation.</text:p>
      <text:h text:style-name="Heading_20_3" text:outline-level="3">0.2 Creedal Verse</text:h>
      <text:p text:style-name="First_20_paragraph">“For by him all things were created, in heaven and on earth, visible and invisible, whether thrones or dominions or rulers or authorities—all things were created through him and for him. And he is before all things, and in him all things hold together.” Colossians 1:16-1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text:p>
      <text:p text:style-name="PageBreakStyle"/>
      <text:h text:style-name="Heading_20_3" text:outline-level="3">0.4 Open Bible Story: Jesus Walks on Water</text:h>
      <text:h text:style-name="Heading_20_9" text:outline-level="9">31-01</text:h>
      <text:p text:style-name="First_20_paragraph"><draw:frame draw:name="img1" svg:width="307.2pt" svg:height="172.8pt"><draw:image xlink:href="Pictures/0.jpg" xlink:type="simple" xlink:show="embed" xlink:actuate="onLoad"/></draw:frame></text:p>
      <text:p text:style-name="Text_20_body">After Jesus fed the crowd, he told the disciples to get into a boat. He told them to sail to the other side of the lake while he stayed behind for a little while. So the disciples left, and Jesus sent the crowd to their homes. After that, Jesus went up on a mountainside to pray. He was there all alone, and he prayed until late at night.</text:p>
      <text:h text:style-name="Heading_20_9" text:outline-level="9">31-02</text:h>
      <text:p text:style-name="First_20_paragraph"><draw:frame draw:name="img2" svg:width="307.2pt" svg:height="172.8pt"><draw:image xlink:href="Pictures/1.jpg" xlink:type="simple" xlink:show="embed" xlink:actuate="onLoad"/></draw:frame></text:p>
      <text:p text:style-name="Text_20_body">During this time, the disciples were rowing their boat, but the wind was blowing hard against them. When it was late in the night, they had only reached the middle of the lake.</text:p>
      <text:h text:style-name="Heading_20_9" text:outline-level="9">31-03</text:h>
      <text:p text:style-name="First_20_paragraph"><draw:frame draw:name="img3" svg:width="307.2pt" svg:height="172.8pt"><draw:image xlink:href="Pictures/2.jpg" xlink:type="simple" xlink:show="embed" xlink:actuate="onLoad"/></draw:frame></text:p>
      <text:p text:style-name="Text_20_body">At that time, Jesus finished praying and started to go back to meet his disciples. He walked on top of the water toward their boat.</text:p>
      <text:h text:style-name="Heading_20_9" text:outline-level="9">31-04</text:h>
      <text:p text:style-name="First_20_paragraph"><draw:frame draw:name="img4" svg:width="307.2pt" svg:height="172.8pt"><draw:image xlink:href="Pictures/3.jpg" xlink:type="simple" xlink:show="embed" xlink:actuate="onLoad"/></draw:frame></text:p>
      <text:p text:style-name="Text_20_body">Then the disciples saw him. They were very afraid because they thought he was a ghost. Jesus knew that they were afraid, so he called out to them and said, “Do not be afraid. It is I!”</text:p>
      <text:h text:style-name="Heading_20_9" text:outline-level="9">31-05</text:h>
      <text:p text:style-name="First_20_paragraph"><draw:frame draw:name="img5" svg:width="307.2pt" svg:height="172.8pt"><draw:image xlink:href="Pictures/4.jpg" xlink:type="simple" xlink:show="embed" xlink:actuate="onLoad"/></draw:frame></text:p>
      <text:p text:style-name="Text_20_body">Then Peter said to Jesus, “Master, if it is you, command me to come to you on the water.” Jesus told Peter, “Come!”</text:p>
      <text:h text:style-name="Heading_20_9" text:outline-level="9">31-06</text:h>
      <text:p text:style-name="First_20_paragraph"><draw:frame draw:name="img6" svg:width="307.2pt" svg:height="172.8pt"><draw:image xlink:href="Pictures/5.jpg" xlink:type="simple" xlink:show="embed" xlink:actuate="onLoad"/></draw:frame></text:p>
      <text:p text:style-name="Text_20_body">So, Peter got out of the boat and started walking to Jesus on the surface of the water. But after walking a short distance, he turned his eyes away from Jesus and began to look at the waves and to feel the strong wind.</text:p>
      <text:h text:style-name="Heading_20_9" text:outline-level="9">31-07</text:h>
      <text:p text:style-name="First_20_paragraph"><draw:frame draw:name="img7" svg:width="307.2pt" svg:height="172.8pt"><draw:image xlink:href="Pictures/6.jpg" xlink:type="simple" xlink:show="embed" xlink:actuate="onLoad"/></draw:frame></text:p>
      <text:p text:style-name="Text_20_body">Then Peter became afraid and began to sink in the water. He cried out, “Master, save me!” Right away, Jesus reached out and grabbed him. Then he said to Peter, “You have so little faith! Why did you not trust me to keep you safe?”</text:p>
      <text:h text:style-name="Heading_20_9" text:outline-level="9">31-08</text:h>
      <text:p text:style-name="First_20_paragraph"><draw:frame draw:name="img8" svg:width="307.2pt" svg:height="172.8pt"><draw:image xlink:href="Pictures/7.jpg" xlink:type="simple" xlink:show="embed" xlink:actuate="onLoad"/></draw:frame></text:p>
      <text:p text:style-name="Text_20_body">Then Peter and Jesus got into the boat, and the wind immediately stopped blowing. The water became calm. The disciples were amazed and bowed down to Jesus. They worshiped him and said to him, “Truly, you are the Son of God.”</text:p>
      <text:p text:style-name="Text_20_body"><text:span text:style-name="T1">A Bible story from: Matthew 14:22-33; Mark 6:45-52; John 6:16-2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1-01</text:h>
      <text:p text:style-name="First_20_paragraph">What did Jesus tell the disciples to do while he dismissed the crowd?<text:line-break/>He told them to get into a boat and to sail to the other side of the lake.</text:p>
      <text:p text:style-name="Text_20_body">What did Jesus do after he sent the disciples away in their boat?<text:line-break/>Jesus stayed behind a little while and went up on a mountainside alone to pray.</text:p>
      <text:p text:style-name="Text_20_body">Who was with Jesus on the mountainside?<text:line-break/>Jesus was all alone.</text:p>
      <text:p text:style-name="Text_20_body">How long did Jesus pray on the mountainside?<text:line-break/>Jesus prayed there until late at night.</text:p>
      <text:h text:style-name="Heading_20_4" text:outline-level="4">31-02</text:h>
      <text:p text:style-name="First_20_paragraph">What problem did the disciples have during the night as they rowed the boat?<text:line-break/>During the night, the disciples rowed the boat, the wind was against them, and they only reached the middle of the lake.</text:p>
      <text:h text:style-name="Heading_20_4" text:outline-level="4">31-03</text:h>
      <text:p text:style-name="First_20_paragraph">What did Jesus do after he finished praying?<text:line-break/>After Jesus finished praying, he started to go back to meet his disciples.</text:p>
      <text:p text:style-name="Text_20_body">How did Jesus get to their boat?<text:line-break/>Jesus walked on top of the water toward the boat.</text:p>
      <text:h text:style-name="Heading_20_4" text:outline-level="4">31-04</text:h>
      <text:p text:style-name="First_20_paragraph">How did the disciples react when they first saw Jesus?<text:line-break/>They were very afraid because they thought he was a ghost.</text:p>
      <text:p text:style-name="Text_20_body">What did Jesus say to them to calm their fear?<text:line-break/>He said, “Do not be afraid. It is I!”</text:p>
      <text:h text:style-name="Heading_20_4" text:outline-level="4">31-05</text:h>
      <text:p text:style-name="First_20_paragraph">Why did Jesus tell Peter to come to him on the water?<text:line-break/>Jesus told Peter to come to him because Peter asked him to do that to show that it really was Jesus.</text:p>
      <text:h text:style-name="Heading_20_4" text:outline-level="4">31-06</text:h>
      <text:p text:style-name="First_20_paragraph">How did Peter respond to Jesus’ command for Peter to come to him?<text:line-break/>Peter got out of the boat and started walking on the surface of the water.</text:p>
      <text:p text:style-name="Text_20_body">What did Peter do after walking on the water for a short distance?<text:line-break/>After walking a short distance, Peter turned his eyes away from Jesus.</text:p>
      <text:p text:style-name="Text_20_body">What did Peter begin to notice when he turned his eyes away from Jesus?<text:line-break/>He began to look at the waves and to feel the strong wind.</text:p>
      <text:h text:style-name="Heading_20_4" text:outline-level="4">31-07</text:h>
      <text:p text:style-name="First_20_paragraph">What happened to Peter when he became afraid of the wind and the waves?<text:line-break/>He began to sink into the water. and cried out for Jesus to save him.</text:p>
      <text:p text:style-name="Text_20_body">What did Jesus do when Peter called out for help?<text:line-break/>Jesus reached out and grabbed Peter.</text:p>
      <text:p text:style-name="Text_20_body">What did Jesus say as a rebuke to Peter?<text:line-break/>Jesus said, “You have so little faith! Why did you not trust me to keep you safe?”</text:p>
      <text:h text:style-name="Heading_20_4" text:outline-level="4">31-08</text:h>
      <text:p text:style-name="First_20_paragraph">What happened after Jesus got into the boat?<text:line-break/>The wind immediately stopped blowing and the water became calm.</text:p>
      <text:p text:style-name="Text_20_body">How did the disciples respond to this miracle?<text:line-break/>They disciples were amazed. They bowed down to Jesus, worshiped him, and said, “Truly, you are the Son of Go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1-01</text:h>
      <text:p text:style-name="First_20_paragraph"><text:span text:style-name="T2">After Jesus fed the crowd, he told the disciples to get into a boat</text:span> In the previous story, Jesus fed the crowd. Following this event, Jesus told his disciples to get into a boat. How would you express <text:span text:style-name="T2">After Jesus fed the crowd, he told the disciples to get into a boat</text:span> to mean Jesus told the disciples to get into a boat subsequent to feeding the crowd?</text:p>
      <text:p/>
      <text:p text:style-name="Text_20_body"><text:span text:style-name="T2">while he stayed behind for a little while</text:span> Jesus told his disciple to cross the lake in a boat. During the time the disciples did this, Jesus remained back land for a short time. How would you express <text:span text:style-name="T2">while he stayed behind for a little while</text:span> to mean for a short time Jesus remained back on land at the same time the disciples sailed across the lake on a boat?</text:p>
      <text:p/>
      <text:p text:style-name="Text_20_body"><text:span text:style-name="T2">a mountainside</text:span> Jesus went up on the side of a mountain to pray. How would you express <text:span text:style-name="T2">a mountainside</text:span> to mean the side of a mountain?</text:p>
      <text:p/>
      <text:h text:style-name="Heading_20_4" text:outline-level="4">31-02</text:h>
      <text:p text:style-name="First_20_paragraph"><text:span text:style-name="T2">During this time</text:span> The disciples were rowing the boat across the lake at the same time Jesus was praying on the side of the mountain. How would you express <text:span text:style-name="T2">During this time</text:span> to mean while Jesus was praying on the mountainside?</text:p>
      <text:p/>
      <text:p text:style-name="Text_20_body"><text:span text:style-name="T2">the wind was blowing hard against them</text:span> The disciples were traveling by boat across the lake. The boat had a sail, but it would not have worked when the wind was against them. So, they needed to row the boat. The wind was moving in the opposing direction they were rowing. How would you express <text:span text:style-name="T2">the wind was blowing hard against them</text:span> to mean wind was moving in the opposite direction the disciples were rowing?</text:p>
      <text:p/>
      <text:p text:style-name="Text_20_body"><text:span text:style-name="T2">they had only reached the middle of the lake</text:span> If the wind was calm and the conditions on the water were fare, one would expect the disciples to have made more progress across the lake. The wind blowing against the disciples slowed down their progress across the lake. How would you express <text:span text:style-name="T2">they had only reached the middle of the lake</text:span> to mean the disciples were traveling across the lake with difficulty because of the wind and only made it about halfway across the lake?</text:p>
      <text:p/>
      <text:h text:style-name="Heading_20_4" text:outline-level="4">31-03</text:h>
      <text:p text:style-name="First_20_paragraph"><text:span text:style-name="T2">At that time</text:span> The disciples were in the boat rowing against the wind. When they reached the middle of the lake, it was late in the night. Jesus also finished praying late at night. How would you express <text:span text:style-name="T2">At that time</text:span> to mean Jesus finished praying at the time late in the night when the disciples reached the middle of the lake?</text:p>
      <text:p/>
      <text:p text:style-name="Text_20_body"><text:span text:style-name="T2">He walked on top of the water toward their boat</text:span> The boat was in the middle of the lake. Jesus walked across the lake in the direction of the boat. This is a miracle. He walked on the water without sinking. How would you express <text:span text:style-name="T2">He walked on top of the water toward their boat</text:span> to mean Jesus walked on the surface of the water across the lake in the direction of the disciples’ boat?</text:p>
      <text:p/>
      <text:h text:style-name="Heading_20_4" text:outline-level="4">31-04</text:h>
      <text:p text:style-name="First_20_paragraph"><text:span text:style-name="T2">a ghost</text:span> The disciples did not expect to see Jesus. They also did not think that a person could walk on water. So, they thought Jesus was a spirit, since normally a human being cannot walk on water. How would you express <text:span text:style-name="T2">a ghost</text:span> to mean a spirit being without a physical body?</text:p>
      <text:p/>
      <text:p text:style-name="Text_20_body"><text:span text:style-name="T2">Do not be afraid</text:span> Jesus told his disciples to not fear. How would you express <text:span text:style-name="T2">Do not be afraid</text:span> as a command to stop being afraid?</text:p>
      <text:p/>
      <text:p text:style-name="Text_20_body"><text:span text:style-name="T2">It is I!</text:span> The disciples thought that Jesus was a spirit. Jesus told his disciples to stop being afraid and told them who he was. How would you express <text:span text:style-name="T2">It is I!</text:span> to mean “It is me, Jesus”?</text:p>
      <text:p/>
      <text:h text:style-name="Heading_20_4" text:outline-level="4">31-05</text:h>
      <text:p text:style-name="First_20_paragraph"><text:span text:style-name="T2">if it is you</text:span> At this time, Peter did not fully believe that it was Jesus. To Peter, it seemed more likely that it was a spirit and not Jesus since people/humans do not normally walk on top of water. Peter request that Jesus prove to him that he was really Jesus by telling Peter to come out of the boat and walk on the surface of the water. How would you express <text:span text:style-name="T2">if it is you</text:span> to mean if it is really you, and not a ghost?</text:p>
      <text:p/>
      <text:p text:style-name="Text_20_body"><text:span text:style-name="T2">Come!</text:span> Jesus commanded Peter to come to out on the water and walk toward Jesus on the surface of the water like Jesus was doing. How would you express <text:span text:style-name="T2">Come!</text:span> as a command to come here and walk to me?</text:p>
      <text:p/>
      <text:h text:style-name="Heading_20_4" text:outline-level="4">31-06</text:h>
      <text:p text:style-name="First_20_paragraph"><text:span text:style-name="T2">after walking a short distance</text:span> Peter did not walk on top of the water for a long time. When he started walking on the water toward Jesus he was looking at Jesus. Peter only walked a short distance and then he stopped looking at Jesus and started looking at the waves. How would you express <text:span text:style-name="T2">after walking a short distance</text:span> to mean Peter only walked a small distance on the water when he stopped looking at Jesus?</text:p>
      <text:p/>
      <text:p text:style-name="Text_20_body"><text:span text:style-name="T2">turned his eyes away from</text:span> After Peter walked a short distance, he looked away from Jesus and starting looking at the waves. How would you express <text:span text:style-name="T2">turned his eyes away from</text:span> to mean stopped looking at Jesus?</text:p>
      <text:p/>
      <text:h text:style-name="Heading_20_4" text:outline-level="4">31-07</text:h>
      <text:p text:style-name="First_20_paragraph"><text:span text:style-name="T2">Right away, Jesus reached out and grabbed him</text:span> Peter started to sink in the water and he called out for Jesus to rescue him. Jesus did not delay and grabbed Peter to keep him from sinking. How would you express <text:span text:style-name="T2">Right away, Jesus reached out and grabbed him</text:span> to mean Jesus immediately grasped Peter (without delay) to keep him from sinking?</text:p>
      <text:p/>
      <text:p text:style-name="Text_20_body"><text:span text:style-name="T2">You have so little faith!</text:span> Jesus told Peter that he did not deeply trust Jesus. This strong statement is a rebuke of Peter’s faith. How would you express <text:span text:style-name="T2">You have so little faith!</text:span> as a strong statement that rebuked Peter for having very little trust in Jesus?</text:p>
      <text:p/>
      <text:p text:style-name="Text_20_body"><text:span text:style-name="T2">Why did you not trust me to keep you safe?</text:span> Jesus uses a question to tell Peter that he should not have doubted. Peter should have known that Jesus was able to protect him. Jesus is saying that Peter should not have doubted Jesus. How would you express <text:span text:style-name="T2">Why did you not trust me to keep you safe?</text:span> as a question that means Peter should not have doubted that Jesus could keep him from sinking?</text:p>
      <text:p/>
      <text:h text:style-name="Heading_20_4" text:outline-level="4">31-08</text:h>
      <text:p text:style-name="First_20_paragraph"><text:span text:style-name="T2">The disciples were amazed</text:span> The disciples were very surprised at what they saw. Jesus walked on the water, Peter walked on the water, and Jesus rescued Peter from drowning. These were very astonishing events. How would you express <text:span text:style-name="T2">The disciples were amazed</text:span> to mean the disciples were completely amazed at what Jesus had done?</text:p>
      <text:p/>
      <text:p text:style-name="Text_20_body"><text:span text:style-name="T2">Truly, you are the Son of God</text:span> The disciples knew with confidence that Jesus was really God’s Son. How would you express <text:span text:style-name="T2">Truly, you are the Son of God</text:span> to mean it really is true that you are the Son of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balance ministry to others, training of his disciples, and personal devotion to God? (31-01, 31-02, 31-03)</text:h>
      <text:p text:style-name="First_20_paragraph">Remain on Land: After Jesus fed the crowd of thousands, he told his disciples to cross the lake by boat. He intentionally stayed back on land while they traveled across the lake. Jesus wanted to teach his disciples how to trust him even though he was not physically with them. (31-01)</text:p>
      <text:p/>
      <text:p text:style-name="Text_20_body">Dismiss Crowds: Jesus dismissed the crowd and sent the people to their homes. Jesus did not always minister to the crowds. (31-01)</text:p>
      <text:p/>
      <text:p text:style-name="Text_20_body">Prayer/Dependence: Jesus went up to the side of the mountain to pray. He was alone and spent a long time in pray. He prayed until late at night. Jesus modeled for his disciples what it looks like to pray and trust in God the Father. (31-01)</text:p>
      <text:p/>
      <text:p text:style-name="Text_20_body">Presence: Jesus finished praying and went to meet his disciples in the middle of the lake. Jesus walked on the water to get to their boat. Even if Jesus is not physically present near us, he is present with us. Jesus is able to be anywhere at all times. (31-03)</text:p>
      <text:p/>
      <text:h text:style-name="Heading_20_5" text:outline-level="5">What challenges did the disciples face in this story? (31-01, 31-02, 31-04)</text:h>
      <text:p text:style-name="First_20_paragraph">In Boat without Jesus Physically Present: Jesus sent the disciples across the lake by boat. He was not physically present with them. The disciples needed to trust and follow Jesus even when he is not physically present. (31-01)</text:p>
      <text:p/>
      <text:p text:style-name="Text_20_body">Rowing Hard/Facing Opposing Winds: The disciples rowed across the lake. The wind was going in the opposite direction. The disciples had to row hard. They faced challenges and opposition in obeying Jesus’ instructions. (31-02)</text:p>
      <text:p/>
      <text:p text:style-name="Text_20_body">Slow Progress: The disciples rowed the boat for a long time. Late into the night, the disciples did not make the kind of progress that would be ideal. The opposing winds slowed down their progress and they only made it into the middle of the lake. (31-02)</text:p>
      <text:p/>
      <text:p text:style-name="Text_20_body">Fear: The disciples were very afraid when they saw Jesus walking on water. They thought he was a ghost. (31-04)</text:p>
      <text:p/>
      <text:h text:style-name="Heading_20_5" text:outline-level="5">How did Jesus relate to Peter in a way that revealed who Jesus is? (31-04, 31-05, 31-06, 31-08)</text:h>
      <text:p text:style-name="First_20_paragraph">Jesus’ Knowledge: Jesus knew that his disciples were afraid. Jesus is all-knowing and is aware of all that we are experiencing. (31-04)</text:p>
      <text:p/>
      <text:p text:style-name="Text_20_body">Jesus’ Presence: Jesus called out to his disciples and told them not to be afraid. The reason they did not need to be afraid was because Jesus was present with them. Jesus’ presence calms fears. (31-04)</text:p>
      <text:p/>
      <text:p text:style-name="Text_20_body">Jesus’ Authority: Jesus commanded Peter to come out and walk on top of the water. Jesus gave a command. Peter submitted himself to Jesus’ command and authority. (31-05)</text:p>
      <text:p/>
      <text:p text:style-name="Text_20_body">Jesus’ Power: Jesus enabled Peter to do what is normally impossible for humans to do. Jesus’ power caused Peter to walk on the surface of the water. (31-05, 31-06)</text:p>
      <text:p/>
      <text:p text:style-name="Text_20_body">Son of God: In the end, Peter and the disciples confessed that Jesus is the Son of God. They worshipped Jesus. (31-08)</text:p>
      <text:p/>
      <text:h text:style-name="Heading_20_5" text:outline-level="5">How did the Peter and the disciples (positively and negatively) respond to Jesus in this story? (31-06, 31-07, 31-08)</text:h>
      <text:p text:style-name="First_20_paragraph">Doubt: Peter started out trusting and obeying Jesus. He walked on the water for a short distance. When Peter took his eyes off of Jesus, he noticed the waves and the wind more than Jesus’ presence. Doubt comes when we stop looking to Jesus. Faith is a continual trust and dependence on Jesus where we look to him for our protection. (31-06)</text:p>
      <text:p/>
      <text:p text:style-name="Text_20_body">Fear: Peter became afraid and began to sink in the water. Peter became afraid when he stopped looking to Jesus and focused on the wind and the waves. (31-07)</text:p>
      <text:p/>
      <text:p text:style-name="Text_20_body">Little Faith: Peter had some faith to listen to Jesus and get on top of the water. His faith, however, was small. He started to doubt soon after he was on the water. Peter’s lack of faith caused him to not trust Jesus. (31-07)</text:p>
      <text:p/>
      <text:p text:style-name="Text_20_body">Obedience: As soon as Peter and Jesus got into the boat, the wind immediately stopped blowing. Jesus can calm the wind and the waves at his will. (31-08)</text:p>
      <text:p/>
      <text:p text:style-name="Text_20_body">Amazement: The disciples were amazed at what Jesus did. Jesus walked on water. Jesus caused Peter to walk on water. Jesus rescued Peter from drowning. Jesus caused the water to become immediately calm. (31-08)</text:p>
      <text:p/>
      <text:p text:style-name="Text_20_body">Worship: The disciple bowed down and worshipped Jesus. They realized that Jesus was not just a powerful man or a prophet. Jesus deserves to be worshiped as fully God. (31-08)</text:p>
      <text:p/>
      <text:p text:style-name="Text_20_body">Confession of Truth: The disciples realized that Jesus is God’s Son. They said that Jesus is truly the Son of God. He is equal to God and deserves worship. (31-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various challenges we experience as a threat to faith? How was the faith of the disciples challenged in this story?</text:p>
        </text:list-item>
        <text:list-item>
          <text:p text:style-name="P1">How should we rightly understand who Jesus is? What does this story teach us about the identity of Jesus?</text:p>
        </text:list-item>
        <text:list-item>
          <text:p text:style-name="P1">What does it look like to respond to Jesus in faith? How do the positive and negative responses in this story teach us about the nature of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particular challenges are you facing in your life?</text:p>
        </text:list-item>
        <text:list-item>
          <text:p text:style-name="P2">How is Jesus calling you to trust him?</text:p>
        </text:list-item>
        <text:list-item>
          <text:p text:style-name="P2">How do you think you would have responded if you were Peter?</text:p>
        </text:list-item>
        <text:list-item>
          <text:p text:style-name="P2">What attributes of Jesus are helpful as you learn to trust in Christ?</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12:22Z</meta:creation-date>
    <dc:date>2023-05-25T02:12:22Z</dc:date>
    <meta:user-defined meta:name="subtitle" meta:value-type="string">Jesus Walks on Water</meta:user-defined>
  </office:meta>
</office:document-meta>
</file>